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466cm" fo:break-before="auto" style:use-optimal-row-height="true"/>
    </style:style>
    <style:style style:name="ro9" style:family="table-row">
      <style:table-row-properties style:row-height="1.404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6" office:value-type="string">
            <text:p>Large scale def.: [Fowler, 2002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7" office:value-type="string">
            <text:p>Definition on large scal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7" office:value-type="string">
            <text:p>Agile adoption research in general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6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1" table:number-rows-repeated="10484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2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2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2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2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2" table:number-rows-repeated="40">
          <table:table-cell table:number-columns-repeated="1024"/>
        </table:table-row>
        <table:table-row table:style-name="ro12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4">
          <table:table-cell table:number-columns-repeated="1024"/>
        </table:table-row>
        <table:table-row table:style-name="ro12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2" table:number-rows-repeated="10484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.00.0000</text:date>, <text:time style:data-style-name="N2" text:time-value="0000-00-00T22:18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0-01T00:46:21</dc:date>
    <meta:editing-duration>P10DT6H43M32S</meta:editing-duration>
    <meta:editing-cycles>961</meta:editing-cycles>
    <meta:printed-by>Kim Dikert</meta:printed-by>
    <meta:print-date>2013-05-15T00:23:21</meta:print-date>
    <meta:document-statistic meta:table-count="2" meta:cell-count="2410" meta:object-count="0"/>
  </office:meta>
</office:document-meta>
</file>